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3 k140 Line 6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-0.0045" calcext:value-type="percentage">
            <text:p>-0.45%</text:p>
          </table:table-cell>
          <table:table-cell table:style-name="ce3" office:value-type="percentage" office:value="-0.00065" calcext:value-type="percentage">
            <text:p>-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38" calcext:value-type="percentage">
            <text:p>0.38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142" calcext:value-type="percentage">
            <text:p>0.1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-0.01939" calcext:value-type="percentage">
            <text:p>-1.94%</text:p>
          </table:table-cell>
          <table:table-cell table:style-name="ce3" office:value-type="percentage" office:value="-0.00065" calcext:value-type="percentage">
            <text:p>-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0674" calcext:value-type="percentage">
            <text:p>0.6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0125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1:57:48.745713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2:17:32.591736301</meta:creation-date>
    <dc:date>2020-04-23T12:11:19.984293500</dc:date>
    <meta:editing-duration>PT12M40S</meta:editing-duration>
    <meta:editing-cycles>4</meta:editing-cycles>
    <meta:generator>LibreOffice/6.3.5.2$Linux_X86_64 LibreOffice_project/30$Build-2</meta:generator>
    <meta:document-statistic meta:table-count="1" meta:cell-count="37" meta:object-count="0"/>
  </office:meta>
</office:document-meta>
</file>